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style="normal" fo:text-shadow="1pt 1pt" style:text-underline-style="none" style:font-size-asian="32pt" style:font-style-asian="normal" style:font-size-complex="32pt" style:font-style-complex="normal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tyle-asian="italic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tyle-asian="italic" style:font-style-complex="italic"/>
    </style:style>
    <style:style style:name="P9" style:family="paragraph">
      <style:paragraph-properties fo:margin-left="0.635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tyle-asian="italic" style:font-style-complex="italic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8.5pt" fo:font-style="italic" fo:text-shadow="none" style:font-style-asian="italic" style:font-style-complex="italic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8.5pt" fo:font-style="italic" fo:text-shadow="none" style:text-underline-style="none" style:font-name-asian="Segoe UI" style:font-size-asian="8.5pt" style:font-style-asian="italic" style:font-name-complex="Segoe UI" style:font-size-complex="8.5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ffff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FIRST READING</text:span></text:p>
            <text:p text:style-name="P1"><text:span text:style-name="T2">Acts 8:26-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6.263cm" svg:x="1.524cm" svg:y="0.899cm">
          <draw:text-box>
            <text:p text:style-name="P4"><text:span text:style-name="T3">26</text:span><text:span text:style-name="T4">Now an angel of the Lord said to Philip, “Rise and go toward the south to the road that goes down from Jerusalem to Gaza.” This is a desert place. </text:span><text:span text:style-name="T3">27</text:span><text:span text:style-name="T4">And he rose and went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3.876cm" svg:height="5.334cm" svg:x="2.032cm" svg:y="1.016cm">
          <draw:text-box>
            <text:p text:style-name="P6"><text:span text:style-name="T4">And there was an Ethiopian, a eunuch, a court official of Candace, queen of the Ethiopians, who was in charge of all her tr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7" draw:layer="layout" svg:width="24.13cm" svg:height="7.766cm" svg:x="1.778cm" svg:y="1.016cm">
          <draw:text-box>
            <text:p text:style-name="P6"><text:span text:style-name="T6">He had come to Jerusalem to worship </text:span><text:span text:style-name="T7">28</text:span><text:span text:style-name="T6">and was returning, seated in his chariot, and he was reading the prophet Isaiah. </text:span><text:span text:style-name="T3">29</text:span><text:span text:style-name="T4">And the Spirit said to Philip, “Go over and join this chariot.” </text:span><text:span text:style-name="T4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3.368cm" svg:height="7.766cm" svg:x="2.54cm" svg:y="0.87cm">
          <draw:text-box>
            <text:p text:style-name="P6"><text:span text:style-name="T3">30</text:span><text:span text:style-name="T4">So Philip ran to him and heard him reading Isaiah the prophet and asked, “Do you understand what you are reading?” </text:span><text:span text:style-name="T3">31</text:span><text:span text:style-name="T4">And he said, “How can I, unless someone guides me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7" draw:layer="layout" svg:width="24.638cm" svg:height="7.766cm" svg:x="1.778cm" svg:y="0.87cm">
          <draw:text-box>
            <text:p text:style-name="P6"><text:span text:style-name="T4">And he invited Philip to come up and sit with him. </text:span><text:span text:style-name="T3">32</text:span><text:span text:style-name="T4">Now the passage of the Scripture that he was reading was this:</text:span></text:p>
            <text:p text:style-name="P6"><text:span text:style-name="T4"><text:s text:c="5"/>“</text:span><text:span text:style-name="T4">Like a sheep he was led to the slaughter</text:span></text:p>
            <text:p text:style-name="P8"><text:span text:style-name="T4"><text:s text:c="4"/></text:span><text:span text:style-name="T4">and like a lamb before its shearer is silen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3" draw:text-style-name="P7" draw:layer="layout" svg:width="24.13cm" svg:height="6.263cm" svg:x="2.032cm" svg:y="0.849cm">
          <draw:text-box>
            <text:p text:style-name="P6"><text:span text:style-name="T4"><text:s text:c="5"/></text:span><text:span text:style-name="T4">so he opens not his mouth.</text:span></text:p>
            <text:p text:style-name="P6"><text:span text:style-name="T3"><text:s text:c="9"/></text:span><text:span text:style-name="T3">33</text:span><text:span text:style-name="T4">In his humiliation justice was denied him.</text:span></text:p>
            <text:p text:style-name="P8"><text:span text:style-name="T4"><text:s text:c="4"/></text:span><text:span text:style-name="T4">Who can describe his generation?</text:span></text:p>
            <text:p text:style-name="P9"><text:span text:style-name="T4"><text:s text:c="3"/></text:span><text:span text:style-name="T4">For his life is taken away from the eart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7" draw:text-style-name="P11" draw:layer="layout" svg:width="24.13cm" svg:height="5.205cm" svg:x="1.778cm" svg:y="0.891cm">
          <draw:text-box>
            <text:p text:style-name="P10"><text:span text:style-name="T3">34</text:span><text:span text:style-name="T4">And the eunuch said to Philip, “About whom, I ask you, does the prophet say this, about himself or about someone else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Hymn_25_20template" presentation:presentation-page-layout-name="AL1T0">
        <draw:frame draw:style-name="gr5" draw:text-style-name="P11" draw:layer="layout" svg:width="24.384cm" svg:height="5.08cm" svg:x="1.778cm" svg:y="1.016cm">
          <draw:text-box>
            <text:p text:style-name="P10"><text:span text:style-name="T3">35</text:span><text:span text:style-name="T4">Then Philip opened his mouth, and beginning with this Scripture he told him the good news about Jes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Hymn_25_20template" presentation:presentation-page-layout-name="AL1T0">
        <draw:frame draw:style-name="gr8" draw:text-style-name="P7" draw:layer="layout" svg:width="23.876cm" svg:height="6.604cm" svg:x="2.032cm" svg:y="1.016cm">
          <draw:text-box>
            <text:p text:style-name="P6"><text:span text:style-name="T3">36</text:span><text:span text:style-name="T4">And as they were going along the road they came to some water, and the eunuch said, “See, here is water! What prevents me from being baptized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9" draw:master-page-name="Hymn_25_20template" presentation:presentation-page-layout-name="AL1T0">
        <draw:frame draw:style-name="gr5" draw:text-style-name="P7" draw:layer="layout" svg:width="24.384cm" svg:height="5.08cm" svg:x="1.778cm" svg:y="1.016cm">
          <draw:text-box>
            <text:p text:style-name="P6"><text:span text:style-name="T3">38</text:span><text:span text:style-name="T4">And he commanded the chariot to stop, and they both went down into the water, Philip and the eunuch, and he baptized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0" draw:master-page-name="Hymn_25_20template" presentation:presentation-page-layout-name="AL1T0">
        <draw:frame draw:style-name="gr9" draw:text-style-name="P7" draw:layer="layout" svg:width="24.13cm" svg:height="6.263cm" svg:x="2.032cm" svg:y="0.849cm">
          <draw:text-box>
            <text:p text:style-name="P6"><text:span text:style-name="T3">39</text:span><text:span text:style-name="T4">And when they came up out of the water, the Spirit of the Lord carried Philip away, and the eunuch saw him no more, and went on his way rejoic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0" draw:master-page-name="Hymn_25_20template" presentation:presentation-page-layout-name="AL1T0">
        <draw:frame draw:style-name="gr10" draw:text-style-name="P7" draw:layer="layout" svg:width="24.13cm" svg:height="5.247cm" svg:x="2.032cm" svg:y="0.849cm">
          <draw:text-box>
            <text:p text:style-name="P6"><text:span text:style-name="T3">40</text:span><text:span text:style-name="T4">But Philip found himself at Azotus, and as he passed through he preached the gospel to all the towns until he came to Caesare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19:52:38.843000000</meta:creation-date>
    <dc:title>Hymn template</dc:title>
    <meta:editing-duration>PT6M10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8-04-24T22:29:05.304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4-30T19:52:38.250000000"/>
  </office:meta>
</office:document-meta>
</file>